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1be3f5"/>
    </style:style>
    <style:style style:name="P6" style:family="paragraph" style:parent-style-name="Standard">
      <style:text-properties officeooo:rsid="003c4903" officeooo:paragraph-rsid="004514cf"/>
    </style:style>
    <style:style style:name="P7" style:family="paragraph" style:parent-style-name="Standard">
      <style:text-properties officeooo:rsid="0039c4e4" officeooo:paragraph-rsid="00404382"/>
    </style:style>
    <style:style style:name="P8" style:family="paragraph" style:parent-style-name="Standard">
      <style:text-properties officeooo:rsid="0039e5fd" officeooo:paragraph-rsid="0043995e"/>
    </style:style>
    <style:style style:name="P9" style:family="paragraph" style:parent-style-name="Standard">
      <style:text-properties officeooo:rsid="003dbb40" officeooo:paragraph-rsid="00455aa7"/>
    </style:style>
    <style:style style:name="P10" style:family="paragraph" style:parent-style-name="Standard">
      <style:text-properties officeooo:rsid="003bcf66" officeooo:paragraph-rsid="00443ffd"/>
    </style:style>
    <style:style style:name="P11" style:family="paragraph" style:parent-style-name="Standard">
      <style:text-properties officeooo:rsid="0014df67" officeooo:paragraph-rsid="0014df67"/>
    </style:style>
    <style:style style:name="P12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3" style:family="paragraph" style:parent-style-name="Standard">
      <style:text-properties officeooo:rsid="0039c4e4" officeooo:paragraph-rsid="00404382"/>
    </style:style>
    <style:style style:name="P14" style:family="paragraph" style:parent-style-name="Standard">
      <style:text-properties officeooo:rsid="0039c4e4" officeooo:paragraph-rsid="004e4d66"/>
    </style:style>
    <style:style style:name="P15" style:family="paragraph" style:parent-style-name="Standard">
      <style:text-properties officeooo:rsid="0039c4e4" officeooo:paragraph-rsid="004e8b5d"/>
    </style:style>
    <style:style style:name="P16" style:family="paragraph" style:parent-style-name="Standard">
      <style:text-properties officeooo:rsid="0039c4e4" officeooo:paragraph-rsid="004efea2"/>
    </style:style>
    <style:style style:name="P17" style:family="paragraph" style:parent-style-name="Standard">
      <style:text-properties officeooo:rsid="0039c4e4" officeooo:paragraph-rsid="004f2452"/>
    </style:style>
    <style:style style:name="P18" style:family="paragraph" style:parent-style-name="Standard">
      <style:text-properties officeooo:rsid="004cbd3e" officeooo:paragraph-rsid="004cbd3e"/>
    </style:style>
    <style:style style:name="P19" style:family="paragraph" style:parent-style-name="Standard">
      <style:text-properties officeooo:rsid="004d72b6" officeooo:paragraph-rsid="004d72b6"/>
    </style:style>
    <style:style style:name="P20" style:family="paragraph" style:parent-style-name="Standard">
      <style:text-properties officeooo:rsid="004d72b6" officeooo:paragraph-rsid="004e4d66"/>
    </style:style>
    <style:style style:name="P21" style:family="paragraph" style:parent-style-name="Standard">
      <style:text-properties officeooo:rsid="004d72b6" officeooo:paragraph-rsid="004e8b5d"/>
    </style:style>
    <style:style style:name="P22" style:family="paragraph" style:parent-style-name="Standard">
      <style:text-properties officeooo:rsid="00370187" officeooo:paragraph-rsid="004f2452"/>
    </style:style>
    <style:style style:name="P23" style:family="paragraph" style:parent-style-name="Standard">
      <style:text-properties officeooo:rsid="004f2452" officeooo:paragraph-rsid="004f2452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style:font-name="Liberation Serif1" officeooo:rsid="003f048d" style:font-name-asian="Liberation Serif1" style:font-name-complex="Liberation Serif1"/>
    </style:style>
    <style:style style:name="T5" style:family="text">
      <style:text-properties style:font-name="Liberation Serif1" officeooo:rsid="00432f89" style:font-name-asian="Liberation Serif1" style:font-name-complex="Liberation Serif1"/>
    </style:style>
    <style:style style:name="T6" style:family="text">
      <style:text-properties style:font-name="Liberation Serif1" officeooo:rsid="00455aa7" style:font-name-asian="Liberation Serif1" style:font-name-complex="Liberation Serif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d72b6" style:font-weight-asian="bold" style:font-weight-complex="bold"/>
    </style:style>
    <style:style style:name="T9" style:family="text">
      <style:text-properties officeooo:rsid="0047d79e"/>
    </style:style>
    <style:style style:name="T10" style:family="text">
      <style:text-properties officeooo:rsid="004cb335"/>
    </style:style>
    <style:style style:name="T11" style:family="text">
      <style:text-properties officeooo:rsid="004cbd3e"/>
    </style:style>
    <style:style style:name="T12" style:family="text">
      <style:text-properties officeooo:rsid="004d72b6"/>
    </style:style>
    <style:style style:name="T13" style:family="text">
      <style:text-properties officeooo:rsid="004e4d66"/>
    </style:style>
    <style:style style:name="T14" style:family="text">
      <style:text-properties officeooo:rsid="004e8b5d"/>
    </style:style>
    <style:style style:name="T15" style:family="text">
      <style:text-properties officeooo:rsid="004efea2"/>
    </style:style>
    <style:style style:name="T16" style:family="text">
      <style:text-properties fo:font-weight="normal" officeooo:rsid="004d72b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5"/>
      <text:p text:style-name="P22"><text:s/><text:span text:style-name="T7">9_FPN_routines</text:span><text:tab/><text:span text:style-name="T11">Subroutines used</text:span></text:p>
      <text:p text:style-name="P18"/>
      <text:p text:style-name="P16"><text:span text:style-name="T12">FPN_DIY_IO\<text:tab/><text:tab/><text:tab/><text:tab/><text:tab/></text:span></text:p>
      <text:p text:style-name="P16"><text:tab/>I2C_Tx_float_display_control;</text:p>
      <text:p text:style-name="P15"><text:tab/>Scientific_number_from_KBD<text:span text:style-name="T12">();</text:span></text:p>
      <text:p text:style-name="P15"><text:tab/><text:span text:style-name="T12">Fraction_to_Binary_Signed();</text:span></text:p>
      <text:p text:style-name="P15"><text:tab/><text:span text:style-name="T12">Scientifc_num_to_FPN();</text:span></text:p>
      <text:p text:style-name="P16"><text:tab/>I2C_Tx_float_num(<text:span text:style-name="T13">);</text:span></text:p>
      <text:p text:style-name="P16"><text:tab/>I2C_FPN_to_display<text:span text:style-name="T12">();</text:span></text:p>
      <text:p text:style-name="P16"><text:tab/>Assemble_FPN<text:span text:style-name="T12">();</text:span></text:p>
      <text:p text:style-name="P15"><text:tab/>unpack_FPN<text:span text:style-name="T12">();</text:span></text:p>
      <text:p text:style-name="P15"><text:tab/>FPN_to_String(<text:span text:style-name="T12">);</text:span></text:p>
      <text:p text:style-name="P15"/>
      <text:p text:style-name="P16"><text:span text:style-name="T12">All subroutines included under “FPN_DIY_IO” used and tested in <text:s/>“</text:span><text:span text:style-name="T16">9_FPN_routines”</text:span></text:p>
      <text:p text:style-name="P16"><text:tab/></text:p>
      <text:p text:style-name="P15"/>
      <text:p text:style-name="P21">KBD_to_display<text:span text:style-name="T14">\</text:span></text:p>
      <text:p text:style-name="P21"><text:tab/>Get_fpn_from_KBD<text:span text:style-name="T13">();</text:span></text:p>
      <text:p text:style-name="P21"><text:tab/>Get_Float_num_string_from_KBD(<text:span text:style-name="T13">);</text:span></text:p>
      <text:p text:style-name="P21"/>
      <text:p text:style-name="P16">Arduino_Rx_Tx_UNO_pcb<text:span text:style-name="T14">\</text:span></text:p>
      <text:p text:style-name="P16"><text:tab/>Sc_Num_to_PC_A(<text:span text:style-name="T12">);</text:span></text:p>
      <text:p text:style-name="P16"><text:tab/>FPN_to_Significand<text:span text:style-name="T13">();</text:span></text:p>
      <text:p text:style-name="P16"/>
      <text:p text:style-name="P16">FPN_arithmetic<text:span text:style-name="T14">\</text:span></text:p>
      <text:p text:style-name="P16"><text:tab/>FPN_add<text:span text:style-name="T12">();</text:span></text:p>
      <text:p text:style-name="P16"><text:tab/>FPN_div<text:span text:style-name="T12">();</text:span></text:p>
      <text:p text:style-name="P16"><text:tab/>FPN_mult<text:span text:style-name="T12">();</text:span></text:p>
      <text:p text:style-name="P16"/>
      <text:p text:style-name="P16">Basic_Rx_Tx_Arduino<text:span text:style-name="T15">\</text:span></text:p>
      <text:p text:style-name="P16"><text:tab/><text:span text:style-name="T12">Check_num_for_to_big_or_small();</text:span></text:p>
      <text:p text:style-name="P7"/>
      <text:p text:style-name="P14"><text:tab/>Print_RHS_of_binary_point<text:span text:style-name="T12">();<text:tab/>Local only</text:span></text:p>
      <text:p text:style-name="P14"><text:tab/>Print_long_as_binary<text:span text:style-name="T12">();<text:tab/><text:tab/>Local only</text:span></text:p>
      <text:p text:style-name="P7"/>
      <text:p text:style-name="P23"/>
      <text:p text:style-name="P23"/>
      <text:p text:style-name="P23"/>
      <text:p text:style-name="P23"/>
      <text:p text:style-name="P23"><text:soft-page-break/>Projects tested</text:p>
      <text:p text:style-name="P17"><text:tab/><text:tab/><text:tab/><text:tab/><text:tab/>Globals<text:tab/>Locals</text:p>
      <text:p text:style-name="P7">9A FPN_acquisition<text:tab/><text:tab/><text:tab/>OK<text:span text:style-name="T4">√<text:tab/><text:tab/></text:span><text:span text:style-name="T5">OK (no change to hex file)</text:span><text:tab/></text:p>
      <text:p text:style-name="P8">9B_FPN_to_String<text:tab/><text:tab/><text:tab/>OK<text:span text:style-name="T4">√<text:tab/><text:tab/></text:span><text:span text:style-name="T5">OK (no change to hex file)</text:span></text:p>
      <text:p text:style-name="P10">9C_FPN_Add_Sub<text:tab/><text:tab/><text:tab/>OK<text:span text:style-name="T4">√<text:tab/><text:tab/></text:span><text:span text:style-name="T5">OK (no change to hex file)</text:span></text:p>
      <text:p text:style-name="P6">9D_<text:span text:style-name="T3">FPN_mult_div<text:tab/><text:tab/><text:tab/>OK</text:span><text:span text:style-name="T4">√<text:tab/><text:tab/></text:span><text:span text:style-name="T5">OK (no change to hex file)</text:span></text:p>
      <text:p text:style-name="P9">9E_e_power_series<text:tab/><text:tab/><text:tab/>OK<text:span text:style-name="T4">√<text:tab/><text:tab/></text:span><text:span text:style-name="T5">OK (no change to .</text:span><text:span text:style-name="T6">ino or </text:span><text:span text:style-name="T5">hex file)</text:span></text:p>
      <text:p text:style-name="P1"/>
      <text:p text:style-name="P12">6_The_8_digit_display_and_IO</text:p>
      <text:p text:style-name="P1">6A_Segment_driver<text:tab/><text:tab/><text:tab/><text:span text:style-name="T9">OK (no changes)<text:tab/>N/A</text:span></text:p>
      <text:p text:style-name="P1">6B_Segment_driver<text:tab/><text:tab/><text:tab/><text:tab/><text:tab/><text:span text:style-name="T10">ditto</text:span><text:tab/></text:p>
      <text:p text:style-name="P1">6C_Numerical_entry<text:tab/><text:tab/><text:tab/><text:tab/><text:tab/><text:span text:style-name="T10">ditto</text:span></text:p>
      <text:p text:style-name="P1">6D_INT_to_display</text:p>
      <text:p text:style-name="P1">6E_FPN_to_display</text:p>
      <text:p text:style-name="P1">6F_FPN_from_IO</text:p>
      <text:p text:style-name="P1">6G_INT_from_IO</text:p>
      <text:p text:style-name="P1">6H_calculator</text:p>
      <text:p text:style-name="P1">6L_FPN_to_display_legacy</text:p>
      <text:p text:style-name="P1">6M_FPN_from_IO_lega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7:42:03.202000000</dc:date>
    <meta:editing-duration>PT15H24M45S</meta:editing-duration>
    <meta:editing-cycles>47</meta:editing-cycles>
    <meta:document-statistic meta:table-count="0" meta:image-count="0" meta:object-count="0" meta:page-count="2" meta:paragraph-count="53" meta:word-count="143" meta:character-count="1457" meta:non-whitespace-character-count="1289"/>
  </office:meta>
</office:document-meta>
</file>